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2000003352EF5FE29FB05DDEF.png" manifest:media-type="image/png"/>
  <manifest:file-entry manifest:full-path="Pictures/10000201000001EA00000072AA2785DE44F1E3B0.png" manifest:media-type="image/png"/>
  <manifest:file-entry manifest:full-path="Pictures/10000201000001E3000003AEFA61315A5F63A3A9.png" manifest:media-type="image/png"/>
  <manifest:file-entry manifest:full-path="Pictures/10000201000001E6000002869F16F0B67E596053.png" manifest:media-type="image/png"/>
  <manifest:file-entry manifest:full-path="Pictures/10000201000001EC0000033AB89A2E17A516F2C1.png" manifest:media-type="image/png"/>
  <manifest:file-entry manifest:full-path="Pictures/10000201000001E30000016247496F679FB3AFDD.png" manifest:media-type="image/png"/>
  <manifest:file-entry manifest:full-path="Pictures/10000201000001E2000003419DAC7B813B64DA6B.png" manifest:media-type="image/png"/>
  <manifest:file-entry manifest:full-path="Pictures/10000201000001E3000003330F5282E40B9A1ABE.png" manifest:media-type="image/png"/>
  <manifest:file-entry manifest:full-path="Pictures/10000201000001E300000343E5ADE38043B5C571.png" manifest:media-type="image/png"/>
  <manifest:file-entry manifest:full-path="Pictures/10000201000001EB00000393680D8D3E513C6958.png" manifest:media-type="image/png"/>
  <manifest:file-entry manifest:full-path="Pictures/10000201000001E500000344E7A18BC107437DAC.png" manifest:media-type="image/png"/>
  <manifest:file-entry manifest:full-path="Pictures/10000201000001E300000342C07E96A4BB781A7E.png" manifest:media-type="image/png"/>
  <manifest:file-entry manifest:full-path="Pictures/10000201000001FC00000063E78AAC7DBFFD76F9.png" manifest:media-type="image/png"/>
  <manifest:file-entry manifest:full-path="Pictures/10000201000001EC000002E36C20EA331EF47676.png" manifest:media-type="image/png"/>
  <manifest:file-entry manifest:full-path="Pictures/10000201000001E20000035960EEFCF8A3C33BE7.png" manifest:media-type="image/png"/>
  <manifest:file-entry manifest:full-path="Pictures/10000201000001E40000029039FCE978E674C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ccff" draw:marker-start="" draw:marker-start-width="0.653cm" draw:marker-end="Arrow" draw:marker-end-width="0.852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ccff" draw:marker-start-width="0.649cm" draw:marker-end="Arrow" draw:marker-end-width="0.8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ccff" draw:marker-start-width="0.649cm" draw:marker-end="Arrow" draw:marker-end-width="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6.718cm" svg:y="17.27cm" svg:width="12.832cm" svg:height="22.119cm" draw:z-index="0"><draw:image xlink:href="Pictures/10000201000001E500000344E7A18BC107437DAC.png" xlink:type="simple" xlink:show="embed" xlink:actuate="onLoad"/></draw:frame><draw:frame draw:style-name="fr1" draw:name="Image2" text:anchor-type="paragraph" svg:x="69.765cm" svg:y="17.011cm" svg:width="12.779cm" svg:height="22.093cm" draw:z-index="1"><draw:image xlink:href="Pictures/10000201000001E300000343E5ADE38043B5C571.png" xlink:type="simple" xlink:show="embed" xlink:actuate="onLoad"/></draw:frame><draw:frame draw:style-name="fr1" draw:name="Image4" text:anchor-type="paragraph" svg:x="46.835cm" svg:y="17.164cm" svg:width="12.779cm" svg:height="21.669cm" draw:z-index="2"><draw:image xlink:href="Pictures/10000201000001E3000003330F5282E40B9A1ABE.png" xlink:type="simple" xlink:show="embed" xlink:actuate="onLoad"/></draw:frame><draw:frame draw:style-name="fr1" draw:name="Image3" text:anchor-type="paragraph" svg:x="6.817cm" svg:y="17.463cm" svg:width="13.018cm" svg:height="21.855cm" draw:z-index="3"><draw:image xlink:href="Pictures/10000201000001EC0000033AB89A2E17A516F2C1.png" xlink:type="simple" xlink:show="embed" xlink:actuate="onLoad"/></draw:frame><draw:frame draw:style-name="fr1" draw:name="Image5" text:anchor-type="paragraph" svg:x="47.339cm" svg:y="47.016cm" svg:width="12.779cm" svg:height="22.066cm" draw:z-index="13"><draw:image xlink:href="Pictures/10000201000001E300000342C07E96A4BB781A7E.png" xlink:type="simple" xlink:show="embed" xlink:actuate="onLoad"/></draw:frame><draw:frame draw:style-name="fr1" draw:name="Image6" text:anchor-type="paragraph" svg:x="79.606cm" svg:y="49.304cm" svg:width="12.779cm" svg:height="9.366cm" draw:z-index="17"><draw:image xlink:href="Pictures/10000201000001E30000016247496F679FB3AFDD.png" xlink:type="simple" xlink:show="embed" xlink:actuate="onLoad"/></draw:frame><draw:path text:anchor-type="paragraph" draw:z-index="4" draw:name="Forme1" draw:style-name="gr1" draw:text-style-name="P1" svg:width="24.364cm" svg:height="14.577cm" draw:transform="skewX (-8.39043630684754E-017) rotate (0.577878515335323) translate (18.8312777777778cm 18.9529861111111cm)" svg:viewBox="0 0 24365 14578" svg:d="M0 0c16766 1 24365 14578 24365 14578"><text:p/></draw:path><draw:path text:anchor-type="paragraph" draw:z-index="5" draw:name="Forme2" draw:style-name="gr2" draw:text-style-name="P2" svg:width="3.705cm" svg:height="3.704cm" draw:transform="skewX (-0.0143116998663535) rotate (1.54461638801498) translate (4.74576432771442cm 19.0569655147002cm)" svg:viewBox="0 0 3706 3705" svg:d="M16 3705c4683-1 4356-3452 2073-3690-2282-237-2048 2369-2048 2369l-41 1"><text:p/></draw:path><draw:line text:anchor-type="paragraph" draw:z-index="6" draw:name="Forme3" draw:style-name="gr3" draw:text-style-name="P2" svg:x1="15.127cm" svg:y1="35.077cm" svg:x2="26.718cm" svg:y2="34.955cm"><text:p/></draw:line><draw:line text:anchor-type="paragraph" draw:z-index="7" draw:name="Forme3" draw:style-name="gr3" draw:text-style-name="P2" svg:x1="38.126cm" svg:y1="18.953cm" svg:x2="46.834cm" svg:y2="21.548cm"><text:p/></draw:line><draw:line text:anchor-type="paragraph" draw:z-index="8" draw:name="Forme3" draw:style-name="gr3" draw:text-style-name="P2" svg:x1="15.127cm" svg:y1="35.077cm" svg:x2="26.718cm" svg:y2="34.955cm"><text:p/></draw:line><draw:line text:anchor-type="paragraph" draw:z-index="9" draw:name="Forme3" draw:style-name="gr3" draw:text-style-name="P2" svg:x1="27.503cm" svg:y1="18.953cm" svg:x2="19.484cm" svg:y2="21.826cm"><text:p/></draw:line><draw:path text:anchor-type="paragraph" draw:z-index="10" draw:name="Forme2" draw:style-name="gr2" draw:text-style-name="P2" svg:width="3.706cm" svg:height="4.076cm" draw:transform="skewX (0.0174532925199433) rotate (-1.54252199291259) translate (61.8458141028021cm 14.7820455324675cm)" svg:viewBox="0 0 3707 4077" svg:d="M3691 4077c-4683 2-4356-3797-2074-4060 2283-263 2049 2606 2049 2606l41 1"><text:p/></draw:path><draw:line text:anchor-type="paragraph" draw:z-index="11" draw:name="Forme3" draw:style-name="gr3" draw:text-style-name="P2" svg:x1="55.06cm" svg:y1="27.543cm" svg:x2="69.766cm" svg:y2="27.46cm"><text:p/></draw:line><draw:path text:anchor-type="paragraph" draw:z-index="12" draw:name="Forme2" draw:style-name="gr2" draw:text-style-name="P2" svg:width="1.906cm" svg:height="5.42cm" draw:transform="skewX (0.0687659725285766) rotate (1.64357655660306) translate (45.7733167289694cm 29.6355400580638cm)" svg:viewBox="0 0 1907 5421" svg:d="M1899 5421c-2409 3-2242-5049-1067-5398 1174-350 1054 3464 1054 3464l21 2"><text:p/></draw:path><draw:line text:anchor-type="paragraph" draw:z-index="14" draw:name="Forme3" draw:style-name="gr3" draw:text-style-name="P2" svg:x1="34.625cm" svg:y1="38.13cm" svg:x2="47.514cm" svg:y2="47.225cm"><text:p/></draw:line><draw:line text:anchor-type="paragraph" draw:z-index="15" draw:name="Forme3" draw:style-name="gr3" draw:text-style-name="P2" svg:x1="34.625cm" svg:y1="38.13cm" svg:x2="47.514cm" svg:y2="47.225cm"><text:p/></draw:line><draw:line text:anchor-type="paragraph" draw:z-index="16" draw:name="Forme3" draw:style-name="gr3" draw:text-style-name="P2" svg:x1="74.175cm" svg:y1="37.744cm" svg:x2="59.847cm" svg:y2="47.017cm"><text:p/></draw:line><draw:path text:anchor-type="paragraph" draw:z-index="18" draw:name="Forme5" draw:style-name="gr3" draw:text-style-name="P2" svg:width="35.372cm" svg:height="9.973cm" draw:transform="rotate (1.5707963267949) translate (77.6181666666667cm 49.3042222222222cm)" svg:viewBox="0 0 35373 9974" svg:d="M30875 0c4498 0 4498 750 4498 7276s-35373-838-35373-838"><text:p/></draw:path><draw:path text:anchor-type="paragraph" draw:z-index="19" draw:name="Forme6" draw:style-name="gr3" draw:text-style-name="P2" svg:width="4.894cm" svg:height="8.807cm" draw:transform="rotate (1.5707963267949) translate (87.4859917913832cm 50.7188611111111cm)" svg:viewBox="0 0 4895 8808" svg:d="M0 10c4895 0 4895-529 4895 6129 0 6659-3793-1241-3793-1241h45"><text:p/></draw:path></text:p>
      <text:p text:style-name="Standard"/>
      <text:p text:style-name="Standard"><draw:path text:anchor-type="paragraph" draw:z-index="39" draw:name="Forme4" draw:style-name="gr3" draw:text-style-name="P2" svg:width="26.445cm" svg:height="85.622cm" draw:transform="rotate (1.5707963267949) translate (55.0597916666667cm 26.4865555555556cm)" svg:viewBox="0 0 26446 85623" svg:d="M0 0c26446 0 26446 7001 26446 12111s0 45799 0 62404c0 16606-16058 9672-16058 9672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104.168cm" svg:y="0.393cm" svg:width="12.991cm" svg:height="24.209cm" draw:z-index="21"><draw:image xlink:href="Pictures/10000201000001EB00000393680D8D3E513C6958.png" xlink:type="simple" xlink:show="embed" xlink:actuate="onLoad"/></draw:frame><draw:frame draw:style-name="fr1" draw:name="Image15" text:anchor-type="paragraph" svg:x="138.37cm" svg:y="0.034cm" svg:width="12.753cm" svg:height="22.675cm" draw:z-index="37"><draw:image xlink:href="Pictures/10000201000001E20000035960EEFCF8A3C33BE7.png" xlink:type="simple" xlink:show="embed" xlink:actuate="onLoad"/></draw:frame></text:p>
      <text:p text:style-name="Standard"/>
      <text:p text:style-name="Standard"/>
      <text:p text:style-name="Standard"><draw:line text:anchor-type="paragraph" draw:z-index="20" draw:name="Forme3" draw:style-name="gr3" draw:text-style-name="P2" svg:x1="82.047cm" svg:y1="0.078cm" svg:x2="104.179cm" svg:y2="0.078cm"><text:p/></draw:line><draw:line text:anchor-type="paragraph" draw:z-index="45" draw:name="Forme3" draw:style-name="gr3" draw:text-style-name="P2" svg:x1="169.506cm" svg:y1="2.254cm" svg:x2="150.119cm" svg:y2="0.09cm"><text:p/></draw:line><draw:line text:anchor-type="paragraph" draw:z-index="44" draw:name="Forme3" draw:style-name="gr3" draw:text-style-name="P2" svg:x1="169.506cm" svg:y1="2.254cm" svg:x2="150.119cm" svg:y2="0.09cm"><text:p/></draw:line></text:p>
      <text:p text:style-name="Standard"><draw:frame draw:style-name="fr1" draw:name="Image14" text:anchor-type="paragraph" svg:x="169.16cm" svg:y="0.462cm" svg:width="12.806cm" svg:height="17.357cm" draw:z-index="38"><draw:image xlink:href="Pictures/10000201000001E40000029039FCE978E674CB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line text:anchor-type="paragraph" draw:z-index="40" draw:name="Forme3" draw:style-name="gr3" draw:text-style-name="P2" svg:x1="146.842cm" svg:y1="0.169cm" svg:x2="169.134cm" svg:y2="1.42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3" draw:name="Forme3" draw:style-name="gr3" draw:text-style-name="P2" svg:x1="108.476cm" svg:y1="0.284cm" svg:x2="60.117cm" svg:y2="19.237cm"><text:p/></draw:line></text:p>
      <text:p text:style-name="Standard"/>
      <text:p text:style-name="Standard"/>
      <text:p text:style-name="Standard"><draw:frame draw:style-name="fr1" draw:name="Image16" text:anchor-type="paragraph" svg:x="122.142cm" svg:y="0.034cm" svg:width="13.018cm" svg:height="19.553cm" draw:z-index="47"><draw:image xlink:href="Pictures/10000201000001EC000002E36C20EA331EF47676.png" xlink:type="simple" xlink:show="embed" xlink:actuate="onLoad"/></draw:frame><draw:line text:anchor-type="paragraph" draw:z-index="42" draw:name="Forme3" draw:style-name="gr3" draw:text-style-name="P2" svg:x1="173.11cm" svg:y1="1.849cm" svg:x2="151.121cm" svg:y2="0.06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9" draw:name="Forme3" draw:style-name="gr3" draw:text-style-name="P2" svg:x1="86.547cm" svg:y1="16.718cm" svg:x2="104.168cm" svg:y2="0.109cm"><text:p/></draw:line></text:p>
      <text:p text:style-name="Standard"/>
      <text:p text:style-name="Standard"><draw:line text:anchor-type="paragraph" draw:z-index="35" draw:name="Forme3" draw:style-name="gr3" draw:text-style-name="P2" svg:x1="27.591cm" svg:y1="22.555cm" svg:x2="46.599cm" svg:y2="0.157cm"><text:p/></draw:line><draw:line text:anchor-type="paragraph" draw:z-index="41" draw:name="Forme3" draw:style-name="gr3" draw:text-style-name="P2" svg:x1="145.254cm" svg:y1="0.005cm" svg:x2="145.254cm" svg:y2="8.249cm"><text:p/></draw:line></text:p>
      <text:p text:style-name="Standard"/>
      <text:p text:style-name="Standard"><draw:line text:anchor-type="paragraph" draw:z-index="34" draw:name="Forme3" draw:style-name="gr3" draw:text-style-name="P2" svg:x1="21.669cm" svg:y1="21.943cm" svg:x2="17.847cm" svg:y2="0.369cm"><text:p/></draw:line></text:p>
      <text:p text:style-name="Standard"><draw:line text:anchor-type="paragraph" draw:z-index="43" draw:name="Forme3" draw:style-name="gr3" draw:text-style-name="P2" svg:x1="143.814cm" svg:y1="21.833cm" svg:x2="141.219cm" svg:y2="0.312cm"><text:p/></draw:line><draw:line text:anchor-type="paragraph" draw:z-index="46" draw:name="Forme3" draw:style-name="gr3" draw:text-style-name="P2" svg:x1="149.394cm" svg:y1="8.115cm" svg:x2="149.345cm" svg:y2="0.312cm"><text:p/></draw:line></text:p>
      <text:p text:style-name="Standard"/>
      <text:p text:style-name="Standard"/>
      <text:p text:style-name="Standard"/>
      <text:p text:style-name="Standard"><draw:frame draw:style-name="fr1" draw:name="Image8" text:anchor-type="paragraph" svg:x="103.921cm" svg:y="0.256cm" svg:width="13.441cm" svg:height="2.619cm" draw:z-index="22"><draw:image xlink:href="Pictures/10000201000001FC00000063E78AAC7DBFFD76F9.png" xlink:type="simple" xlink:show="embed" xlink:actuate="onLoad"/></draw:frame></text:p>
      <text:p text:style-name="Standard"/>
      <text:p text:style-name="Standard"><draw:line text:anchor-type="paragraph" draw:z-index="24" draw:name="Forme3" draw:style-name="gr3" draw:text-style-name="P2" svg:x1="107.617cm" svg:y1="0.464cm" svg:x2="92.384cm" svg:y2="8.6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139.836cm" svg:y="0.445cm" svg:width="12.859cm" svg:height="17.092cm" draw:z-index="36"><draw:image xlink:href="Pictures/10000201000001E6000002869F16F0B67E596053.png" xlink:type="simple" xlink:show="embed" xlink:actuate="onLoad"/></draw:frame></text:p>
      <text:p text:style-name="Standard"><draw:line text:anchor-type="paragraph" draw:z-index="48" draw:name="Forme3" draw:style-name="gr3" draw:text-style-name="P2" svg:x1="91.415cm" svg:y1="10.324cm" svg:x2="122.142cm" svg:y2="0.222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49" draw:name="Forme3" draw:style-name="gr3" draw:text-style-name="P2" svg:x1="126.87cm" svg:y1="0.224cm" svg:x2="126.582cm" svg:y2="6.244cm"><text:p/></draw:line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84.208cm" svg:y="17.859cm" svg:width="12.753cm" svg:height="22.04cm" draw:z-index="25"><draw:image xlink:href="Pictures/10000201000001E2000003419DAC7B813B64DA6B.png" xlink:type="simple" xlink:show="embed" xlink:actuate="onLoad"/></draw:frame><draw:frame draw:style-name="fr1" draw:name="Image10" text:anchor-type="paragraph" svg:x="119.597cm" svg:y="3.81cm" svg:width="12.779cm" svg:height="24.924cm" draw:z-index="27"><draw:image xlink:href="Pictures/10000201000001E3000003AEFA61315A5F63A3A9.png" xlink:type="simple" xlink:show="embed" xlink:actuate="onLoad"/></draw:frame><draw:frame draw:style-name="fr1" draw:name="Image11" text:anchor-type="paragraph" svg:x="119.528cm" svg:y="28.732cm" svg:width="12.965cm" svg:height="3.016cm" draw:z-index="30"><draw:image xlink:href="Pictures/10000201000001EA00000072AA2785DE44F1E3B0.png" xlink:type="simple" xlink:show="embed" xlink:actuate="onLoad"/></draw:frame><draw:frame draw:style-name="fr1" draw:name="Image13" text:anchor-type="paragraph" svg:x="16.21cm" svg:y="6.747cm" svg:width="12.753cm" svg:height="21.722cm" draw:z-index="32"><draw:image xlink:href="Pictures/10000201000001E2000003352EF5FE29FB05DDEF.png" xlink:type="simple" xlink:show="embed" xlink:actuate="onLoad"/></draw:frame><draw:line text:anchor-type="paragraph" draw:z-index="26" draw:name="Forme3" draw:style-name="gr3" draw:text-style-name="P2" svg:x1="57.679cm" svg:y1="13.122cm" svg:x2="84.208cm" svg:y2="22.852cm"><text:p/></draw:line><draw:line text:anchor-type="paragraph" draw:z-index="28" draw:name="Forme3" draw:style-name="gr3" draw:text-style-name="P2" svg:x1="90.985cm" svg:y1="1.136cm" svg:x2="119.597cm" svg:y2="9.112cm"><text:p/></draw:line><draw:line text:anchor-type="paragraph" draw:z-index="31" draw:name="Forme3" draw:style-name="gr3" draw:text-style-name="P2" svg:x1="123.975cm" svg:y1="29.811cm" svg:x2="92.384cm" svg:y2="5.173cm"><text:p/></draw:line><draw:line text:anchor-type="paragraph" draw:z-index="33" draw:name="Forme3" draw:style-name="gr3" draw:text-style-name="P2" svg:x1="24.673cm" svg:y1="14.776cm" svg:x2="84.208cm" svg:y2="29.26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0cm" fo:page-height="3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50:20.606476518</meta:creation-date>
    <dc:date>2018-11-06T09:51:57.681572630</dc:date>
    <meta:editing-duration>PT19M30S</meta:editing-duration>
    <meta:editing-cycles>4</meta:editing-cycles>
    <meta:generator>LibreOffice/5.1.6.2$Linux_X86_64 LibreOffice_project/10m0$Build-2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